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4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Krauskopf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10, 1893</text:p>
      <text:p text:style-name="P5">Month<text:tab/><text:tab/><text:tab/><text:tab/><text:tab/><text:tab/>Nov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537 DIAMOND STREET/</text:p>
      <text:p text:style-name="P3">Philadelphia./</text:p>
      <text:p text:style-name="P3">Nov. 10[/ inserted by author]93/</text:p>
      <text:p text:style-name="P2">Reverend and Very Esteemed Sir,/</text:p>
      <text:p text:style-name="P2"><text:tab/>I have been honored by the Executive/ Board of the "Mickv<text:span text:style-name="T2">é</text:span><text:span text:style-name="T3"> Israel Association" with an invitation to attend/ the Opening Lecture of the Season, this Sunday eve. <text:s/>Absence/ from the city will prevent my availing myself of the kind/ invitation, which I regret, more especially, since I shall/ have to miss the opportunity of hearing your discourse on/ the Spanish period. <text:s/>Not knowing whom to address/ of the Executive Board, no name being given, I take/ the liberty of addressing you, and of thanking them through you for/ their kind attention./ <text:s/>Very Sincerely Yours/ Jos Krauskopf/</text:span></text:p>
      <text:p text:style-name="P2"><text:span text:style-name="T3">The Rev. Dr. S. Morais, Ci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1:58:35.95</meta:creation-date>
    <meta:document-statistic meta:table-count="0" meta:image-count="0" meta:object-count="0" meta:page-count="2" meta:paragraph-count="66" meta:word-count="280" meta:character-count="1980"/>
    <dc:date>2011-12-19T12:03:21</dc:date>
    <dc:creator>Penn Libraries</dc:creator>
    <meta:editing-duration>PT00H04M45S</meta:editing-duration>
    <meta:editing-cycles>1</meta:editing-cycles>
    <meta:generator>OpenOffice.org/3.2$Win32 OpenOffice.org_project/320m12$Build-9483</meta:generator>
  </office:meta>
</office:document-meta>
</file>